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3.23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998cm"/>
      <style:paragraph-properties style:writing-mode="lr-tb"/>
    </style:style>
    <style:style style:name="gr7" style:family="graphic" style:parent-style-name="objectwithoutfill">
      <style:graphic-properties svg:stroke-width="0.1cm" svg:stroke-color="#99ff66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99ff66" loext:opacity="100%" loext:color-lum-mod="100%" loext:color-lum-off="0%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875cm" svg:y1="10.404cm" svg:x2="28.7cm" svg:y2="10.292cm">
          <text:p/>
        </draw:line>
        <draw:line draw:style-name="gr2" draw:text-style-name="P1" draw:layer="layout" svg:x1="25.374cm" svg:y1="10.292cm" svg:x2="25.374cm" svg:y2="11.753cm">
          <text:p/>
        </draw:line>
        <draw:line draw:style-name="gr2" draw:text-style-name="P1" draw:layer="layout" svg:x1="14.067cm" svg:y1="10.292cm" svg:x2="14.067cm" svg:y2="11.753cm">
          <text:p/>
        </draw:line>
        <draw:frame draw:style-name="gr3" draw:text-style-name="P3" draw:layer="layout" svg:width="3.547cm" svg:height="3.485cm" svg:x="1.097cm" svg:y="12.315cm">
          <draw:text-box>
            <text:p text:style-name="P2"><text:span text:style-name="T1">G</text:span>2<text:span text:style-name="T1">G</text:span>2</text:p>
          </draw:text-box>
        </draw:frame>
        <draw:frame draw:style-name="gr3" draw:text-style-name="P3" draw:layer="layout" svg:width="3.548cm" svg:height="3.485cm" svg:x="23.711cm" svg:y="12.315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548cm" svg:height="3.485cm" svg:x="12.293cm" svg:y="12.315cm">
          <draw:text-box>
            <text:p text:style-name="P2"><text:span text:style-name="T1">0</text:span></text:p>
          </draw:text-box>
        </draw:frame>
        <draw:line draw:style-name="gr2" draw:text-style-name="P1" draw:layer="layout" svg:x1="18.058cm" svg:y1="10.264cm" svg:x2="18.058cm" svg:y2="11.725cm">
          <text:p/>
        </draw:line>
        <draw:frame draw:style-name="gr3" draw:text-style-name="P3" draw:layer="layout" svg:width="3.547cm" svg:height="3.485cm" svg:x="16.395cm" svg:y="12.287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14.067cm" svg:y1="10.292cm" svg:x2="14.067cm" svg:y2="1.075cm">
          <text:p/>
        </draw:line>
        <draw:line draw:style-name="gr4" draw:text-style-name="P1" draw:layer="layout" svg:x1="25.374cm" svg:y1="10.292cm" svg:x2="25.374cm" svg:y2="1.075cm">
          <text:p/>
        </draw:line>
        <draw:line draw:style-name="gr5" draw:text-style-name="P1" draw:layer="layout" svg:x1="13.956cm" svg:y1="4.897cm" svg:x2="25.374cm" svg:y2="4.897cm">
          <text:p/>
        </draw:line>
        <draw:frame draw:style-name="gr6" draw:text-style-name="P4" draw:layer="layout" svg:width="2.439cm" svg:height="2.248cm" svg:x="18.279cm" svg:y="3.211cm">
          <draw:text-box>
            <text:p text:style-name="P2"><text:span text:style-name="T2">a</text:span></text:p>
          </draw:text-box>
        </draw:frame>
        <draw:line draw:style-name="gr2" draw:text-style-name="P1" draw:layer="layout" svg:x1="14.095cm" svg:y1="10.292cm" svg:x2="14.095cm" svg:y2="11.753cm">
          <text:p/>
        </draw:line>
        <draw:line draw:style-name="gr2" draw:text-style-name="P1" draw:layer="layout" svg:x1="2.787cm" svg:y1="10.292cm" svg:x2="2.787cm" svg:y2="11.753cm">
          <text:p/>
        </draw:line>
        <draw:line draw:style-name="gr4" draw:text-style-name="P1" draw:layer="layout" svg:x1="2.787cm" svg:y1="10.292cm" svg:x2="2.787cm" svg:y2="1.075cm">
          <text:p/>
        </draw:line>
        <draw:line draw:style-name="gr4" draw:text-style-name="P1" draw:layer="layout" svg:x1="14.095cm" svg:y1="10.292cm" svg:x2="14.095cm" svg:y2="1.075cm">
          <text:p/>
        </draw:line>
        <draw:line draw:style-name="gr5" draw:text-style-name="P1" draw:layer="layout" svg:x1="2.676cm" svg:y1="4.897cm" svg:x2="14.094cm" svg:y2="4.897cm">
          <text:p/>
        </draw:line>
        <draw:frame draw:style-name="gr6" draw:text-style-name="P4" draw:layer="layout" svg:width="2.439cm" svg:height="2.248cm" svg:x="7cm" svg:y="3.211cm">
          <draw:text-box>
            <text:p text:style-name="P2"><text:span text:style-name="T2">a</text:span></text:p>
          </draw:text-box>
        </draw:frame>
        <draw:line draw:style-name="gr4" draw:text-style-name="P1" draw:layer="layout" svg:x1="18.058cm" svg:y1="10.293cm" svg:x2="18.058cm" svg:y2="6.246cm">
          <text:p/>
        </draw:line>
        <draw:line draw:style-name="gr7" draw:text-style-name="P1" draw:layer="layout" svg:x1="13.956cm" svg:y1="7.37cm" svg:x2="17.947cm" svg:y2="7.37cm">
          <text:p/>
        </draw:line>
        <draw:frame draw:style-name="gr6" draw:text-style-name="P4" draw:layer="layout" svg:width="2.439cm" svg:height="2.248cm" svg:x="14.76cm" svg:y="8.044cm">
          <draw:text-box>
            <text:p text:style-name="P2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4.5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2T15:43:43.387787895</dc:date>
    <meta:editing-duration>PT8M21S</meta:editing-duration>
    <meta:editing-cycles>6</meta:editing-cycles>
    <meta:generator>LibreOffice/7.4.3.2$MacOSX_AARCH64 LibreOffice_project/1048a8393ae2eeec98dff31b5c133c5f1d08b890</meta:generator>
    <meta:document-statistic meta:object-count="21"/>
  </office:meta>
</office:document-meta>
</file>